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adornments="Regular" style:font-pitch="variable"/>
    <style:font-face style:name="TeX Gyre Termes Math" svg:font-family="'TeX Gyre Termes Math'"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203cm" draw:marker-start-width="0.812cm" draw:marker-end="Arrow" draw:marker-end-width="0.914cm" draw:fill="none" draw:textarea-vertical-align="middle" fo:padding-top="0.226cm" fo:padding-bottom="0.226cm" fo:padding-left="0.351cm" fo:padding-right="0.35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4" style:family="graphic" style:parent-style-name="objectwithoutfill">
      <style:graphic-properties svg:stroke-width="0.051cm" svg:stroke-color="#ff3333" draw:marker-start-width="0.355cm" draw:marker-end="Small_20_Arrow" draw:marker-end-width="0.254cm" draw:fill="none" draw:textarea-vertical-align="middle" fo:padding-top="0.15cm" fo:padding-bottom="0.15cm" fo:padding-left="0.275cm" fo:padding-right="0.275cm"/>
    </style:style>
    <style:style style:name="gr5" style:family="graphic" style:parent-style-name="objectwithoutfill">
      <style:graphic-properties svg:stroke-color="#3333ff" draw:fill="none" draw:textarea-vertical-align="middle"/>
    </style:style>
    <style:style style:name="gr6" style:family="graphic" style:parent-style-name="standard">
      <style:graphic-properties draw:stroke="none" draw:fill-color="#993366" draw:textarea-horizontal-align="justify" draw:textarea-vertical-align="middle" draw:auto-grow-height="false" fo:min-height="0.338cm" fo:min-width="0.075cm"/>
    </style:style>
    <style:style style:name="gr7" style:family="graphic" style:parent-style-name="standard">
      <style:graphic-properties draw:stroke="none" draw:fill-color="#ffd320" draw:textarea-horizontal-align="justify" draw:textarea-vertical-align="middle" draw:auto-grow-height="false" fo:min-height="0cm" fo:min-width="0cm"/>
    </style:style>
    <style:style style:name="gr8" style:family="graphic" style:parent-style-name="objectwithoutfill">
      <style:graphic-properties draw:stroke="solid" draw:stroke-dash="Fine_20_Dashed" svg:stroke-width="0.025cm" svg:stroke-color="#ff3333" draw:marker-start-width="0.266cm" draw:marker-end-width="0.266cm" draw:fill="none" draw:textarea-vertical-align="middle" fo:padding-top="0.137cm" fo:padding-bottom="0.137cm" fo:padding-left="0.262cm" fo:padding-right="0.262cm"/>
    </style:style>
    <style:style style:name="gr9" style:family="graphic" style:parent-style-name="objectwithoutfill">
      <style:graphic-properties svg:stroke-width="0.051cm" draw:marker-start-width="0.344cm" draw:marker-end="" draw:marker-end-width="0.44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false" fo:min-height="0.329cm" fo:min-width="0cm"/>
    </style:style>
    <style:style style:name="gr11" style:family="graphic" style:parent-style-name="standard">
      <style:graphic-properties draw:textarea-vertical-align="middle"/>
    </style:style>
    <style:style style:name="gr12" style:family="graphic" style:parent-style-name="objectwithoutfill">
      <style:graphic-properties svg:stroke-width="0.025cm" draw:marker-start="" draw:marker-start-width="0.037cm" draw:marker-start-center="true" draw:marker-end="" draw:marker-end-width="0.037cm" draw:marker-end-center="true" draw:stroke-linejoin="bevel" svg:stroke-linecap="round" draw:fill="none" draw:textarea-vertical-align="middle" fo:padding-top="0.137cm" fo:padding-bottom="0.137cm" fo:padding-left="0.262cm" fo:padding-right="0.262cm"/>
    </style:style>
    <style:style style:name="gr13" style:family="graphic" style:parent-style-name="objectwithoutfill">
      <style:graphic-properties svg:stroke-width="0.025cm" draw:marker-start="" draw:marker-start-width="0.037cm" draw:marker-start-center="true" draw:marker-end="" draw:marker-end-width="0.037cm" draw:marker-end-center="true" draw:stroke-linejoin="bevel" svg:stroke-linecap="round" draw:fill="none" draw:textarea-vertical-align="middle" fo:padding-top="0.137cm" fo:padding-bottom="0.137cm" fo:padding-left="0.262cm" fo:padding-right="0.262cm"/>
    </style:style>
    <style:style style:name="gr14" style:family="graphic" style:parent-style-name="objectwithoutfill">
      <style:graphic-properties draw:stroke="dash" draw:stroke-dash="Fine_20_Dashed" svg:stroke-width="0.025cm" svg:stroke-color="#ff3333" draw:marker-start-width="0.266cm" draw:marker-end-width="0.266cm" draw:fill="none" draw:textarea-vertical-align="middle" fo:padding-top="0.137cm" fo:padding-bottom="0.137cm" fo:padding-left="0.262cm" fo:padding-right="0.262cm"/>
    </style:style>
    <style:style style:name="gr15" style:family="graphic" style:parent-style-name="objectwithoutfill">
      <style:graphic-properties svg:stroke-width="0.051cm" svg:stroke-color="#009900" draw:marker-start-width="0.355cm" draw:marker-end="Small_20_Arrow" draw:marker-end-width="0.152cm" draw:fill="none" draw:textarea-vertical-align="middle" fo:padding-top="0.15cm" fo:padding-bottom="0.15cm" fo:padding-left="0.275cm" fo:padding-right="0.275cm"/>
    </style:style>
    <style:style style:name="gr16" style:family="graphic" style:parent-style-name="standard">
      <style:graphic-properties draw:stroke="none" draw:textarea-horizontal-align="justify" draw:textarea-vertical-align="middle" draw:auto-grow-height="false" fo:min-height="0.58cm" fo:min-width="3.598cm"/>
    </style:style>
    <style:style style:name="gr17" style:family="graphic" style:parent-style-name="standard">
      <style:graphic-properties draw:stroke="none" draw:fill-color="#808080" draw:opacity="50%" draw:textarea-horizontal-align="justify" draw:textarea-vertical-align="top" draw:auto-grow-height="false" fo:min-height="9.32cm" fo:min-width="3.613cm" draw:shadow-opacity="50%"/>
    </style:style>
    <style:style style:name="gr18" style:family="graphic">
      <style:graphic-properties style:protect="size"/>
    </style:style>
    <style:style style:name="gr19" style:family="graphic" style:parent-style-name="objectwithoutfill">
      <style:graphic-properties svg:stroke-width="0.051cm" svg:stroke-color="#666666" draw:marker-start-width="0.355cm" draw:marker-end="Small_20_Arrow" draw:marker-end-width="0.152cm" draw:fill="none" draw:textarea-vertical-align="middle" fo:padding-top="0.15cm" fo:padding-bottom="0.15cm" fo:padding-left="0.275cm" fo:padding-right="0.275cm"/>
    </style:style>
    <style:style style:name="gr20" style:family="graphic" style:parent-style-name="objectwithoutfill">
      <style:graphic-properties svg:stroke-width="0.051cm" svg:stroke-color="#009900" draw:marker-start-width="0.344cm" draw:marker-end="Small_20_Arrow" draw:marker-end-width="0.191cm" draw:fill="none" draw:textarea-vertical-align="middl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text-properties style:font-name="TeX Gyre Termes Math" fo:font-size="18pt" style:font-size-asian="18pt" style:font-size-complex="18pt"/>
    </style:style>
    <style:style style:name="P2" style:family="paragraph">
      <style:text-properties style:font-name="TeX Gyre Termes Math" fo:font-size="18pt" style:font-size-asian="18pt" style:font-size-complex="18pt"/>
    </style:style>
    <style:style style:name="P3" style:family="paragraph">
      <loext:graphic-properties draw:fill="none" draw:fill-color="#ffffff"/>
      <style:text-properties style:font-name="TeX Gyre Termes Math" fo:font-size="18pt" style:font-size-asian="18pt" style:font-size-complex="18pt"/>
    </style:style>
    <style:style style:name="P4" style:family="paragraph">
      <style:paragraph-properties fo:text-align="center"/>
      <style:text-properties style:font-name="TeX Gyre Termes Math" fo:font-size="18pt" style:font-size-asian="18pt" style:font-size-complex="18pt"/>
    </style:style>
    <style:style style:name="P5" style:family="paragraph">
      <loext:graphic-properties draw:fill-color="#993366"/>
      <style:paragraph-properties fo:text-align="center"/>
      <style:text-properties style:font-name="TeX Gyre Termes Math" fo:font-size="18pt" style:font-size-asian="18pt" style:font-size-complex="18pt"/>
    </style:style>
    <style:style style:name="P6" style:family="paragraph">
      <loext:graphic-properties draw:fill-color="#ffd320"/>
      <style:paragraph-properties fo:text-align="center"/>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808080" draw:opacity="50%"/>
      <style:paragraph-properties fo:text-align="center"/>
      <style:text-properties style:font-name="TeX Gyre Termes Math" fo:font-size="18pt" style:font-size-asian="18pt" style:font-size-complex="18pt"/>
    </style:style>
    <style:style style:name="P10" style:family="paragraph">
      <loext:graphic-properties draw:fill-color="#ffffff"/>
    </style:style>
    <style:style style:name="T1" style:family="text">
      <style:text-properties fo:font-size="11pt" style:font-size-asian="11pt" style:font-size-complex="11pt"/>
    </style:style>
    <style:style style:name="T2" style:family="text">
      <style:text-properties style:font-name="TeX Gyre Termes Math"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line draw:style-name="gr1" draw:text-style-name="P1" draw:layer="layout" svg:x1="0.25cm" svg:y1="8.481cm" svg:x2="21.769cm" svg:y2="8.481cm">
          <text:p/>
        </draw:line>
        <draw:frame draw:style-name="gr2" draw:text-style-name="P3" draw:layer="layout" svg:width="2.619cm" svg:height="1.531cm" svg:x="-0.006cm" svg:y="9.464cm">
          <draw:text-box>
            <text:p text:style-name="P2">Bunch<text:line-break/>crossing</text:p>
          </draw:text-box>
        </draw:frame>
        <draw:frame draw:style-name="gr2" draw:text-style-name="P3" draw:layer="layout" svg:width="0.82cm" svg:height="1.531cm" svg:x="3.895cm" svg:y="8.78cm">
          <draw:text-box>
            <text:p text:style-name="P4">0<text:line-break/></text:p>
          </draw:text-box>
        </draw:frame>
        <draw:frame draw:style-name="gr2" draw:text-style-name="P3" draw:layer="layout" svg:width="0.82cm" svg:height="0.891cm" svg:x="10.196cm" svg:y="8.78cm">
          <draw:text-box>
            <text:p text:style-name="P2">1</text:p>
          </draw:text-box>
        </draw:frame>
        <draw:frame draw:style-name="gr2" draw:text-style-name="P3" draw:layer="layout" svg:width="0.82cm" svg:height="0.891cm" svg:x="16.697cm" svg:y="8.78cm">
          <draw:text-box>
            <text:p text:style-name="P2">2</text:p>
          </draw:text-box>
        </draw:frame>
        <draw:g>
          <draw:frame draw:style-name="gr3" draw:text-style-name="P3" draw:layer="layout" svg:width="1.87cm" svg:height="1.433cm" svg:x="3.693cm" svg:y="5.411cm">
            <draw:text-box>
              <text:p text:style-name="P2"><text:span text:style-name="T1">E</text:span><text:span text:style-name="T1">C</text:span><text:span text:style-name="T1">A</text:span><text:span text:style-name="T1">L </text:span></text:p>
            </draw:text-box>
          </draw:frame>
          <draw:line draw:style-name="gr4" draw:text-style-name="P1" draw:layer="layout" svg:x1="2.311cm" svg:y1="7.163cm" svg:x2="4.262cm" svg:y2="7.163cm">
            <text:p/>
          </draw:line>
          <draw:line draw:style-name="gr4" draw:text-style-name="P1" draw:layer="layout" svg:x1="6.249cm" svg:y1="7.163cm" svg:x2="4.298cm" svg:y2="7.163cm">
            <text:p/>
          </draw:line>
          <draw:line draw:style-name="gr5" draw:text-style-name="P1" draw:layer="layout" svg:x1="4.262cm" svg:y1="7.163cm" svg:x2="3.527cm" svg:y2="6.468cm">
            <text:p/>
          </draw:line>
          <draw:line draw:style-name="gr5" draw:text-style-name="P1" draw:layer="layout" svg:x1="4.263cm" svg:y1="7.164cm" svg:x2="3.982cm" svg:y2="6.241cm">
            <text:p/>
          </draw:line>
          <draw:line draw:style-name="gr5" draw:text-style-name="P1" draw:layer="layout" svg:x1="4.264cm" svg:y1="7.165cm" svg:x2="4.503cm" svg:y2="6.134cm">
            <text:p/>
          </draw:line>
          <draw:line draw:style-name="gr5" draw:text-style-name="P1" draw:layer="layout" svg:x1="4.265cm" svg:y1="7.166cm" svg:x2="5.144cm" svg:y2="6.361cm">
            <text:p/>
          </draw:line>
          <draw:line draw:style-name="gr5" draw:text-style-name="P1" draw:layer="layout" svg:x1="4.266cm" svg:y1="7.167cm" svg:x2="4.957cm" svg:y2="6.121cm">
            <text:p/>
          </draw:line>
          <draw:line draw:style-name="gr5" draw:text-style-name="P1" draw:layer="layout" svg:x1="4.267cm" svg:y1="7.167cm" svg:x2="5.118cm" svg:y2="6.161cm">
            <text:p/>
          </draw:line>
          <draw:line draw:style-name="gr5" draw:text-style-name="P1" draw:layer="layout" svg:x1="4.263cm" svg:y1="7.164cm" svg:x2="4.81cm" svg:y2="7.804cm">
            <text:p/>
          </draw:line>
          <draw:line draw:style-name="gr5" draw:text-style-name="P1" draw:layer="layout" svg:x1="4.264cm" svg:y1="7.164cm" svg:x2="4.264cm" svg:y2="7.804cm">
            <text:p/>
          </draw:line>
          <draw:line draw:style-name="gr5" draw:text-style-name="P1" draw:layer="layout" svg:x1="4.264cm" svg:y1="7.164cm" svg:x2="4.61cm" svg:y2="7.911cm">
            <text:p/>
          </draw:line>
          <draw:line draw:style-name="gr5" draw:text-style-name="P1" draw:layer="layout" svg:x1="4.264cm" svg:y1="7.165cm" svg:x2="5.077cm" svg:y2="7.59cm">
            <text:p/>
          </draw:line>
          <draw:custom-shape draw:style-name="gr6" draw:text-style-name="P5" draw:layer="layout" svg:width="0.575cm" svg:height="0.588cm" svg:x="5.038cm" svg:y="5.666cm">
            <text:p/>
            <draw:enhanced-geometry svg:viewBox="0 0 21600 21600" draw:type="rectangle" draw:enhanced-path="M 0 0 L 21600 0 21600 21600 0 21600 0 0 Z N"/>
          </draw:custom-shape>
          <draw:custom-shape draw:style-name="gr7" draw:text-style-name="P6" draw:layer="layout" svg:width="0.521cm" svg:height="0.574cm" svg:x="4.971cm" svg:y="5.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3" draw:layer="layout" svg:width="1.87cm" svg:height="1.433cm" svg:x="3.586cm" svg:y="4.447cm">
            <draw:text-box>
              <text:p text:style-name="P2"><text:span text:style-name="T1">Time</text:span></text:p>
            </draw:text-box>
          </draw:frame>
          <draw:g>
            <draw:path draw:style-name="gr8" draw:text-style-name="P7" draw:layer="layout" svg:width="2.099cm" svg:height="1.505cm" draw:transform="rotate (2.59547913064077) translate (4.73286813862059cm 5.04961129090214cm)" svg:viewBox="0 0 2100 1506" svg:d="M0 1019c386-5 791-84 1114 25 539 181 853 530 956 450 104-135-94-506-128-624-40-116-164-338-245-536-80-198-61-381-38-323">
              <text:p/>
            </draw:path>
            <draw:line draw:style-name="gr9" draw:text-style-name="P7" draw:layer="layout" svg:x1="2.769cm" svg:y1="4.476cm" svg:x2="5.843cm" svg:y2="4.476cm">
              <text:p/>
            </draw:line>
            <draw:line draw:style-name="gr9" draw:text-style-name="P7" draw:layer="layout" svg:x1="2.78cm" svg:y1="4.501cm" svg:x2="2.78cm" svg:y2="2.541cm">
              <text:p/>
            </draw:line>
            <draw:frame draw:style-name="gr10" draw:text-style-name="P3" draw:layer="layout" svg:width="1.87cm" svg:height="0.645cm" draw:transform="rotate (1.5707963267949) translate (2.172cm 4.299cm)">
              <draw:text-box>
                <text:p text:style-name="P2"><text:span text:style-name="T1">E</text:span><text:span text:style-name="T1">n</text:span><text:span text:style-name="T1">e</text:span><text:span text:style-name="T1">r</text:span><text:span text:style-name="T1">g</text:span><text:span text:style-name="T1">y</text:span></text:p>
              </draw:text-box>
            </draw:frame>
            <draw:connector draw:style-name="gr11" draw:text-style-name="P8" draw:layer="layout" svg:x1="5.835cm" svg:y1="3.479cm" svg:x2="5.835cm" svg:y2="3.479cm" draw:start-shape="id1" draw:end-shape="id1" svg:d="M5835 3479z" svg:viewBox="0 0 1 1">
              <text:p/>
            </draw:connector>
            <draw:g>
              <draw:g xml:id="id1" draw:id="id1">
                <draw:line draw:style-name="gr12" draw:text-style-name="P7" draw:layer="layout" svg:x1="2.816cm" svg:y1="4.179cm" svg:x2="3.021cm" svg:y2="4.179cm">
                  <text:p/>
                </draw:line>
                <draw:line draw:style-name="gr12" draw:text-style-name="P7" draw:layer="layout" svg:x1="3.017cm" svg:y1="4.179cm" svg:x2="3.222cm" svg:y2="4.179cm">
                  <text:p/>
                </draw:line>
                <draw:line draw:style-name="gr12" draw:text-style-name="P7" draw:layer="layout" svg:x1="3.218cm" svg:y1="4.179cm" svg:x2="3.423cm" svg:y2="4.179cm">
                  <text:p/>
                </draw:line>
                <draw:line draw:style-name="gr12" draw:text-style-name="P7" draw:layer="layout" svg:x1="3.419cm" svg:y1="3.579cm" svg:x2="3.624cm" svg:y2="3.579cm">
                  <text:p/>
                </draw:line>
                <draw:line draw:style-name="gr12" draw:text-style-name="P7" draw:layer="layout" svg:x1="3.62cm" svg:y1="2.779cm" svg:x2="3.825cm" svg:y2="2.779cm">
                  <text:p/>
                </draw:line>
                <draw:line draw:style-name="gr12" draw:text-style-name="P7" draw:layer="layout" svg:x1="3.821cm" svg:y1="3.079cm" svg:x2="4.026cm" svg:y2="3.079cm">
                  <text:p/>
                </draw:line>
                <draw:line draw:style-name="gr12" draw:text-style-name="P7" draw:layer="layout" svg:x1="4.022cm" svg:y1="3.379cm" svg:x2="4.227cm" svg:y2="3.379cm">
                  <text:p/>
                </draw:line>
                <draw:line draw:style-name="gr12" draw:text-style-name="P7" draw:layer="layout" svg:x1="4.223cm" svg:y1="3.579cm" svg:x2="4.428cm" svg:y2="3.579cm">
                  <text:p/>
                </draw:line>
                <draw:line draw:style-name="gr12" draw:text-style-name="P7" draw:layer="layout" svg:x1="4.424cm" svg:y1="3.779cm" svg:x2="4.629cm" svg:y2="3.779cm">
                  <text:p/>
                </draw:line>
                <draw:line draw:style-name="gr12" draw:text-style-name="P7" draw:layer="layout" svg:x1="4.625cm" svg:y1="3.879cm" svg:x2="4.83cm" svg:y2="3.879cm">
                  <text:p/>
                </draw:line>
                <draw:line draw:style-name="gr12" draw:text-style-name="P7" draw:layer="layout" svg:x1="4.826cm" svg:y1="3.979cm" svg:x2="5.031cm" svg:y2="3.979cm">
                  <text:p/>
                </draw:line>
                <draw:line draw:style-name="gr12" draw:text-style-name="P7" draw:layer="layout" svg:x1="5.027cm" svg:y1="4.079cm" svg:x2="5.232cm" svg:y2="4.079cm">
                  <text:p/>
                </draw:line>
                <draw:line draw:style-name="gr12" draw:text-style-name="P7" draw:layer="layout" svg:x1="5.228cm" svg:y1="4.179cm" svg:x2="5.433cm" svg:y2="4.179cm">
                  <text:p/>
                </draw:line>
                <draw:line draw:style-name="gr12" draw:text-style-name="P7" draw:layer="layout" svg:x1="5.429cm" svg:y1="4.179cm" svg:x2="5.634cm" svg:y2="4.179cm">
                  <text:p/>
                </draw:line>
                <draw:line draw:style-name="gr12" draw:text-style-name="P7" draw:layer="layout" svg:x1="5.63cm" svg:y1="4.179cm" svg:x2="5.835cm" svg:y2="4.179cm">
                  <text:p/>
                </draw:line>
              </draw:g>
              <draw:line draw:style-name="gr12" draw:text-style-name="P7" draw:layer="layout" svg:x1="3.423cm" svg:y1="4.179cm" svg:x2="3.419cm" svg:y2="3.579cm">
                <text:p/>
              </draw:line>
              <draw:line draw:style-name="gr12" draw:text-style-name="P7" draw:layer="layout" svg:x1="3.624cm" svg:y1="3.579cm" svg:x2="3.62cm" svg:y2="2.779cm">
                <text:p/>
              </draw:line>
              <draw:line draw:style-name="gr12" draw:text-style-name="P7" draw:layer="layout" svg:x1="3.825cm" svg:y1="2.779cm" svg:x2="3.821cm" svg:y2="3.079cm">
                <text:p/>
              </draw:line>
              <draw:line draw:style-name="gr12" draw:text-style-name="P7" draw:layer="layout" svg:x1="4.025cm" svg:y1="3.079cm" svg:x2="4.021cm" svg:y2="3.379cm">
                <text:p/>
              </draw:line>
              <draw:line draw:style-name="gr12" draw:text-style-name="P7" draw:layer="layout" svg:x1="4.227cm" svg:y1="3.379cm" svg:x2="4.227cm" svg:y2="3.579cm">
                <text:p/>
              </draw:line>
              <draw:line draw:style-name="gr12" draw:text-style-name="P7" draw:layer="layout" svg:x1="4.427cm" svg:y1="3.579cm" svg:x2="4.427cm" svg:y2="3.779cm">
                <text:p/>
              </draw:line>
              <draw:line draw:style-name="gr13" draw:text-style-name="P7" draw:layer="layout" svg:x1="4.629cm" svg:y1="3.779cm" svg:x2="4.629cm" svg:y2="3.879cm">
                <text:p text:style-name="P8"/>
              </draw:line>
              <draw:line draw:style-name="gr13" draw:text-style-name="P7" draw:layer="layout" svg:x1="4.829cm" svg:y1="3.879cm" svg:x2="4.829cm" svg:y2="3.979cm">
                <text:p/>
              </draw:line>
              <draw:line draw:style-name="gr13" draw:text-style-name="P7" draw:layer="layout" svg:x1="5.029cm" svg:y1="3.979cm" svg:x2="5.029cm" svg:y2="4.079cm">
                <text:p/>
              </draw:line>
              <draw:line draw:style-name="gr13" draw:text-style-name="P7" draw:layer="layout" svg:x1="5.229cm" svg:y1="4.079cm" svg:x2="5.229cm" svg:y2="4.179cm">
                <text:p/>
              </draw:line>
            </draw:g>
            <draw:line draw:style-name="gr14" draw:text-style-name="P7" draw:layer="layout" svg:x1="3.75cm" svg:y1="2.698cm" svg:x2="3.75cm" svg:y2="4.447cm">
              <text:p/>
            </draw:line>
          </draw:g>
          <draw:line draw:style-name="gr15" draw:text-style-name="P7" draw:layer="layout" svg:x1="5.209cm" svg:y1="5.636cm" svg:x2="5.039cm" svg:y2="4.616cm">
            <text:p/>
          </draw:line>
          <draw:line draw:style-name="gr15" draw:text-style-name="P7" draw:layer="layout" svg:x1="3.76cm" svg:y1="2.602cm" svg:x2="4.086cm" svg:y2="1.094cm">
            <text:p/>
          </draw:line>
          <draw:custom-shape draw:style-name="gr16" draw:text-style-name="P4" draw:layer="layout" svg:width="4.098cm" svg:height="0.83cm" svg:x="2.14cm" svg:y="0.264cm">
            <text:p text:style-name="P8"><text:span text:style-name="T2">L1Accept</text:span></text:p>
            <draw:enhanced-geometry svg:viewBox="0 0 21600 21600" draw:type="rectangle" draw:enhanced-path="M 0 0 L 21600 0 21600 21600 0 21600 0 0 Z N"/>
          </draw:custom-shape>
        </draw:g>
        <draw:custom-shape draw:style-name="gr17" draw:text-style-name="P9" draw:layer="layout" svg:width="4.113cm" svg:height="9.57cm" svg:x="8.525cm" svg:y="0.264cm">
          <text:p text:style-name="P8"><text:span text:style-name="T2">Block</text:span></text:p>
          <draw:enhanced-geometry svg:viewBox="0 0 21600 21600" draw:type="rectangle" draw:enhanced-path="M 0 0 L 21600 0 21600 21600 0 21600 0 0 Z N"/>
        </draw:custom-shape>
        <draw:custom-shape draw:style-name="gr17" draw:text-style-name="P9" draw:layer="layout" svg:width="4.113cm" svg:height="9.57cm" svg:x="15.025cm" svg:y="0.264cm">
          <text:p text:style-name="P8"><text:span text:style-name="T2">Block</text:span></text:p>
          <draw:enhanced-geometry svg:viewBox="0 0 21600 21600" draw:type="rectangle" draw:enhanced-path="M 0 0 L 21600 0 21600 21600 0 21600 0 0 Z N"/>
        </draw:custom-shape>
        <draw:line draw:style-name="gr15" draw:text-style-name="P7" draw:layer="layout" svg:x1="6.302cm" svg:y1="0.648cm" svg:x2="8.438cm" svg:y2="0.635cm">
          <text:p/>
        </draw:line>
        <draw:line draw:style-name="gr15" draw:text-style-name="P7" draw:layer="layout" svg:x1="12.777cm" svg:y1="0.645cm" svg:x2="14.913cm" svg:y2="0.632cm">
          <text:p/>
        </draw:line>
        <presentation:notes draw:style-name="dp2">
          <draw:page-thumbnail draw:style-name="gr18" draw:layer="layout" svg:width="13.968cm" svg:height="10.476cm" svg:x="3.81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line draw:style-name="gr1" draw:text-style-name="P1" draw:layer="layout" svg:x1="0.25cm" svg:y1="8.481cm" svg:x2="21.769cm" svg:y2="8.481cm">
          <text:p/>
        </draw:line>
        <draw:frame draw:style-name="gr2" draw:text-style-name="P3" draw:layer="layout" svg:width="2.619cm" svg:height="1.531cm" svg:x="-0.006cm" svg:y="9.464cm">
          <draw:text-box>
            <text:p text:style-name="P2">Bunch<text:line-break/>crossing</text:p>
          </draw:text-box>
        </draw:frame>
        <draw:frame draw:style-name="gr2" draw:text-style-name="P3" draw:layer="layout" svg:width="0.82cm" svg:height="1.531cm" svg:x="10.195cm" svg:y="8.78cm">
          <draw:text-box>
            <text:p text:style-name="P4">0<text:line-break/></text:p>
          </draw:text-box>
        </draw:frame>
        <draw:frame draw:style-name="gr2" draw:text-style-name="P3" draw:layer="layout" svg:width="0.82cm" svg:height="0.891cm" svg:x="16.796cm" svg:y="8.78cm">
          <draw:text-box>
            <text:p text:style-name="P2">1</text:p>
          </draw:text-box>
        </draw:frame>
        <draw:frame draw:style-name="gr2" draw:text-style-name="P3" draw:layer="layout" svg:width="1.031cm" svg:height="0.891cm" svg:x="3.296cm" svg:y="8.78cm">
          <draw:text-box>
            <text:p text:style-name="P2">-1</text:p>
          </draw:text-box>
        </draw:frame>
        <draw:g>
          <draw:frame draw:style-name="gr3" draw:text-style-name="P3" draw:layer="layout" svg:width="1.87cm" svg:height="1.433cm" svg:x="9.993cm" svg:y="5.411cm">
            <draw:text-box>
              <text:p text:style-name="P2"><text:span text:style-name="T1">E</text:span><text:span text:style-name="T1">C</text:span><text:span text:style-name="T1">A</text:span><text:span text:style-name="T1">L </text:span></text:p>
            </draw:text-box>
          </draw:frame>
          <draw:line draw:style-name="gr4" draw:text-style-name="P1" draw:layer="layout" svg:x1="8.611cm" svg:y1="7.163cm" svg:x2="10.562cm" svg:y2="7.163cm">
            <text:p/>
          </draw:line>
          <draw:line draw:style-name="gr4" draw:text-style-name="P1" draw:layer="layout" svg:x1="12.549cm" svg:y1="7.163cm" svg:x2="10.598cm" svg:y2="7.163cm">
            <text:p/>
          </draw:line>
          <draw:line draw:style-name="gr5" draw:text-style-name="P1" draw:layer="layout" svg:x1="10.562cm" svg:y1="7.163cm" svg:x2="9.827cm" svg:y2="6.468cm">
            <text:p/>
          </draw:line>
          <draw:line draw:style-name="gr5" draw:text-style-name="P1" draw:layer="layout" svg:x1="10.563cm" svg:y1="7.164cm" svg:x2="10.282cm" svg:y2="6.241cm">
            <text:p/>
          </draw:line>
          <draw:line draw:style-name="gr5" draw:text-style-name="P1" draw:layer="layout" svg:x1="10.564cm" svg:y1="7.165cm" svg:x2="10.803cm" svg:y2="6.134cm">
            <text:p/>
          </draw:line>
          <draw:line draw:style-name="gr5" draw:text-style-name="P1" draw:layer="layout" svg:x1="10.565cm" svg:y1="7.166cm" svg:x2="11.444cm" svg:y2="6.361cm">
            <text:p/>
          </draw:line>
          <draw:line draw:style-name="gr5" draw:text-style-name="P1" draw:layer="layout" svg:x1="10.566cm" svg:y1="7.167cm" svg:x2="11.257cm" svg:y2="6.121cm">
            <text:p/>
          </draw:line>
          <draw:line draw:style-name="gr5" draw:text-style-name="P1" draw:layer="layout" svg:x1="10.567cm" svg:y1="7.167cm" svg:x2="11.418cm" svg:y2="6.161cm">
            <text:p/>
          </draw:line>
          <draw:line draw:style-name="gr5" draw:text-style-name="P1" draw:layer="layout" svg:x1="10.563cm" svg:y1="7.164cm" svg:x2="11.11cm" svg:y2="7.804cm">
            <text:p/>
          </draw:line>
          <draw:line draw:style-name="gr5" draw:text-style-name="P1" draw:layer="layout" svg:x1="10.564cm" svg:y1="7.164cm" svg:x2="10.564cm" svg:y2="7.804cm">
            <text:p/>
          </draw:line>
          <draw:line draw:style-name="gr5" draw:text-style-name="P1" draw:layer="layout" svg:x1="10.564cm" svg:y1="7.164cm" svg:x2="10.91cm" svg:y2="7.911cm">
            <text:p/>
          </draw:line>
          <draw:line draw:style-name="gr5" draw:text-style-name="P1" draw:layer="layout" svg:x1="10.564cm" svg:y1="7.165cm" svg:x2="11.377cm" svg:y2="7.59cm">
            <text:p/>
          </draw:line>
          <draw:custom-shape draw:style-name="gr6" draw:text-style-name="P5" draw:layer="layout" svg:width="0.575cm" svg:height="0.588cm" svg:x="11.338cm" svg:y="5.666cm">
            <text:p/>
            <draw:enhanced-geometry svg:viewBox="0 0 21600 21600" draw:type="rectangle" draw:enhanced-path="M 0 0 L 21600 0 21600 21600 0 21600 0 0 Z N"/>
          </draw:custom-shape>
          <draw:custom-shape draw:style-name="gr7" draw:text-style-name="P6" draw:layer="layout" svg:width="0.521cm" svg:height="0.574cm" svg:x="11.271cm" svg:y="5.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3" draw:layer="layout" svg:width="1.87cm" svg:height="1.433cm" svg:x="9.886cm" svg:y="4.447cm">
            <draw:text-box>
              <text:p text:style-name="P2"><text:span text:style-name="T1">T</text:span><text:span text:style-name="T1">i</text:span><text:span text:style-name="T1">m</text:span><text:span text:style-name="T1">e</text:span></text:p>
            </draw:text-box>
          </draw:frame>
          <draw:g>
            <draw:path draw:style-name="gr8" draw:text-style-name="P7" draw:layer="layout" svg:width="1.948cm" svg:height="1.104cm" draw:transform="rotate (2.59547913064077) translate (10.9012549611249cm 5.12301593516143cm)" svg:viewBox="0 0 1949 1105" svg:d="M0 1105c390-121 799-347 1140-295 560 85 676 360 779 280 104-135-89-286-123-403-40-116-78-122-159-320-80-198 142-415 165-358">
              <text:p/>
            </draw:path>
            <draw:line draw:style-name="gr9" draw:text-style-name="P7" draw:layer="layout" svg:x1="9.069cm" svg:y1="4.476cm" svg:x2="12.143cm" svg:y2="4.476cm">
              <text:p/>
            </draw:line>
            <draw:line draw:style-name="gr9" draw:text-style-name="P7" draw:layer="layout" svg:x1="9.08cm" svg:y1="4.501cm" svg:x2="9.08cm" svg:y2="2.541cm">
              <text:p/>
            </draw:line>
            <draw:frame draw:style-name="gr10" draw:text-style-name="P3" draw:layer="layout" svg:width="1.87cm" svg:height="0.645cm" draw:transform="rotate (1.5707963267949) translate (8.472cm 4.299cm)">
              <draw:text-box>
                <text:p text:style-name="P2"><text:span text:style-name="T1">E</text:span><text:span text:style-name="T1">n</text:span><text:span text:style-name="T1">er</text:span><text:span text:style-name="T1">g</text:span><text:span text:style-name="T1">y</text:span></text:p>
              </draw:text-box>
            </draw:frame>
            <draw:connector draw:style-name="gr11" draw:text-style-name="P8" draw:layer="layout" svg:x1="12.135cm" svg:y1="3.479cm" svg:x2="12.135cm" svg:y2="3.479cm" svg:d="M12135 3479z" svg:viewBox="0 0 1 1">
              <text:p/>
            </draw:connector>
            <draw:g>
              <draw:line draw:style-name="gr12" draw:text-style-name="P7" draw:layer="layout" svg:x1="9.116cm" svg:y1="4.179cm" svg:x2="9.321cm" svg:y2="4.179cm">
                <text:p/>
              </draw:line>
              <draw:line draw:style-name="gr12" draw:text-style-name="P7" draw:layer="layout" svg:x1="9.317cm" svg:y1="4.179cm" svg:x2="9.522cm" svg:y2="4.179cm">
                <text:p/>
              </draw:line>
              <draw:line draw:style-name="gr12" draw:text-style-name="P7" draw:layer="layout" svg:x1="9.518cm" svg:y1="4.179cm" svg:x2="9.723cm" svg:y2="4.179cm">
                <text:p/>
              </draw:line>
              <draw:line draw:style-name="gr12" draw:text-style-name="P7" draw:layer="layout" svg:x1="9.719cm" svg:y1="3.279cm" svg:x2="9.924cm" svg:y2="3.279cm">
                <text:p/>
              </draw:line>
              <draw:line draw:style-name="gr12" draw:text-style-name="P7" draw:layer="layout" svg:x1="9.92cm" svg:y1="3.279cm" svg:x2="10.125cm" svg:y2="3.279cm">
                <text:p/>
              </draw:line>
              <draw:line draw:style-name="gr12" draw:text-style-name="P7" draw:layer="layout" svg:x1="10.121cm" svg:y1="3.579cm" svg:x2="10.326cm" svg:y2="3.579cm">
                <text:p/>
              </draw:line>
              <draw:line draw:style-name="gr12" draw:text-style-name="P7" draw:layer="layout" svg:x1="10.322cm" svg:y1="3.679cm" svg:x2="10.527cm" svg:y2="3.679cm">
                <text:p/>
              </draw:line>
              <draw:line draw:style-name="gr12" draw:text-style-name="P7" draw:layer="layout" svg:x1="10.523cm" svg:y1="3.879cm" svg:x2="10.728cm" svg:y2="3.879cm">
                <text:p/>
              </draw:line>
              <draw:line draw:style-name="gr12" draw:text-style-name="P7" draw:layer="layout" svg:x1="10.724cm" svg:y1="3.979cm" svg:x2="10.929cm" svg:y2="3.979cm">
                <text:p/>
              </draw:line>
              <draw:line draw:style-name="gr12" draw:text-style-name="P7" draw:layer="layout" svg:x1="10.925cm" svg:y1="4.079cm" svg:x2="11.13cm" svg:y2="4.079cm">
                <text:p/>
              </draw:line>
              <draw:line draw:style-name="gr12" draw:text-style-name="P7" draw:layer="layout" svg:x1="11.126cm" svg:y1="4.179cm" svg:x2="11.331cm" svg:y2="4.179cm">
                <text:p/>
              </draw:line>
              <draw:line draw:style-name="gr12" draw:text-style-name="P7" draw:layer="layout" svg:x1="11.327cm" svg:y1="4.179cm" svg:x2="11.532cm" svg:y2="4.179cm">
                <text:p/>
              </draw:line>
              <draw:line draw:style-name="gr12" draw:text-style-name="P7" draw:layer="layout" svg:x1="11.528cm" svg:y1="4.179cm" svg:x2="11.733cm" svg:y2="4.179cm">
                <text:p/>
              </draw:line>
              <draw:line draw:style-name="gr12" draw:text-style-name="P7" draw:layer="layout" svg:x1="11.729cm" svg:y1="4.179cm" svg:x2="11.934cm" svg:y2="4.179cm">
                <text:p/>
              </draw:line>
              <draw:line draw:style-name="gr12" draw:text-style-name="P7" draw:layer="layout" svg:x1="11.93cm" svg:y1="4.179cm" svg:x2="12.135cm" svg:y2="4.179cm">
                <text:p/>
              </draw:line>
              <draw:line draw:style-name="gr12" draw:text-style-name="P7" draw:layer="layout" svg:x1="9.723cm" svg:y1="4.179cm" svg:x2="9.719cm" svg:y2="3.279cm">
                <text:p/>
              </draw:line>
              <draw:line draw:style-name="gr12" draw:text-style-name="P7" draw:layer="layout" svg:x1="10.125cm" svg:y1="3.279cm" svg:x2="10.125cm" svg:y2="3.579cm">
                <text:p/>
              </draw:line>
              <draw:line draw:style-name="gr12" draw:text-style-name="P7" draw:layer="layout" svg:x1="10.321cm" svg:y1="3.579cm" svg:x2="10.321cm" svg:y2="3.679cm">
                <text:p/>
              </draw:line>
              <draw:line draw:style-name="gr12" draw:text-style-name="P7" draw:layer="layout" svg:x1="10.527cm" svg:y1="3.679cm" svg:x2="10.527cm" svg:y2="3.879cm">
                <text:p/>
              </draw:line>
              <draw:line draw:style-name="gr12" draw:text-style-name="P7" draw:layer="layout" svg:x1="10.728cm" svg:y1="3.879cm" svg:x2="10.727cm" svg:y2="3.979cm">
                <text:p/>
              </draw:line>
              <draw:line draw:style-name="gr13" draw:text-style-name="P7" draw:layer="layout" svg:x1="10.929cm" svg:y1="3.979cm" svg:x2="10.929cm" svg:y2="4.079cm">
                <text:p/>
              </draw:line>
              <draw:line draw:style-name="gr13" draw:text-style-name="P7" draw:layer="layout" svg:x1="11.129cm" svg:y1="4.079cm" svg:x2="11.129cm" svg:y2="4.179cm">
                <text:p/>
              </draw:line>
            </draw:g>
            <draw:line draw:style-name="gr14" draw:text-style-name="P7" draw:layer="layout" svg:x1="9.85cm" svg:y1="2.698cm" svg:x2="9.85cm" svg:y2="4.447cm">
              <text:p/>
            </draw:line>
          </draw:g>
          <draw:line draw:style-name="gr15" draw:text-style-name="P7" draw:layer="layout" svg:x1="11.509cm" svg:y1="5.636cm" svg:x2="11.339cm" svg:y2="4.616cm">
            <text:p/>
          </draw:line>
          <draw:line draw:style-name="gr15" draw:text-style-name="P7" draw:layer="layout" svg:x1="9.777cm" svg:y1="2.602cm" svg:x2="4.103cm" svg:y2="1.163cm">
            <text:p/>
          </draw:line>
          <draw:custom-shape draw:style-name="gr16" draw:text-style-name="P4" draw:layer="layout" svg:width="4.098cm" svg:height="0.83cm" svg:x="1.94cm" svg:y="0.264cm">
            <text:p text:style-name="P8"><text:span text:style-name="T2">L1Accept</text:span></text:p>
            <draw:enhanced-geometry svg:viewBox="0 0 21600 21600" draw:type="rectangle" draw:enhanced-path="M 0 0 L 21600 0 21600 21600 0 21600 0 0 Z N"/>
          </draw:custom-shape>
        </draw:g>
        <draw:custom-shape draw:style-name="gr17" draw:text-style-name="P9" draw:layer="layout" svg:width="4.113cm" svg:height="9.57cm" svg:x="15.159cm" svg:y="0.264cm">
          <text:p text:style-name="P8"><text:span text:style-name="T2">Block</text:span></text:p>
          <draw:enhanced-geometry svg:viewBox="0 0 21600 21600" draw:type="rectangle" draw:enhanced-path="M 0 0 L 21600 0 21600 21600 0 21600 0 0 Z N"/>
        </draw:custom-shape>
        <draw:custom-shape draw:style-name="gr17" draw:text-style-name="P9" draw:layer="layout" svg:width="4.113cm" svg:height="9.57cm" svg:x="8.508cm" svg:y="0.264cm">
          <text:p text:style-name="P8"><text:span text:style-name="T2">Block</text:span></text:p>
          <draw:enhanced-geometry svg:viewBox="0 0 21600 21600" draw:type="rectangle" draw:enhanced-path="M 0 0 L 21600 0 21600 21600 0 21600 0 0 Z N"/>
        </draw:custom-shape>
        <draw:line draw:style-name="gr15" draw:text-style-name="P7" draw:layer="layout" svg:x1="6.29cm" svg:y1="0.645cm" svg:x2="8.426cm" svg:y2="0.632cm">
          <text:p/>
        </draw:line>
        <draw:line draw:style-name="gr15" draw:text-style-name="P7" draw:layer="layout" svg:x1="12.829cm" svg:y1="0.645cm" svg:x2="14.965cm" svg:y2="0.632cm">
          <text:p/>
        </draw:line>
        <presentation:notes draw:style-name="dp2">
          <draw:page-thumbnail draw:style-name="gr18" draw:layer="layout" svg:width="13.968cm" svg:height="10.476cm" svg:x="3.81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line draw:style-name="gr1" draw:text-style-name="P1" draw:layer="layout" svg:x1="0.25cm" svg:y1="8.481cm" svg:x2="21.769cm" svg:y2="8.481cm">
          <text:p/>
        </draw:line>
        <draw:frame draw:style-name="gr2" draw:text-style-name="P3" draw:layer="layout" svg:width="2.619cm" svg:height="1.531cm" svg:x="-0.006cm" svg:y="9.464cm">
          <draw:text-box>
            <text:p text:style-name="P2">Bunch<text:line-break/>crossing</text:p>
          </draw:text-box>
        </draw:frame>
        <draw:frame draw:style-name="gr2" draw:text-style-name="P3" draw:layer="layout" svg:width="1.031cm" svg:height="1.531cm" svg:x="12.295cm" svg:y="8.78cm">
          <draw:text-box>
            <text:p text:style-name="P4">-1<text:line-break/></text:p>
          </draw:text-box>
        </draw:frame>
        <draw:frame draw:style-name="gr2" draw:text-style-name="P3" draw:layer="layout" svg:width="0.82cm" svg:height="0.891cm" svg:x="17.496cm" svg:y="8.78cm">
          <draw:text-box>
            <text:p text:style-name="P2">0</text:p>
          </draw:text-box>
        </draw:frame>
        <draw:frame draw:style-name="gr2" draw:text-style-name="P3" draw:layer="layout" svg:width="1.031cm" svg:height="0.891cm" svg:x="7.396cm" svg:y="8.78cm">
          <draw:text-box>
            <text:p text:style-name="P2">-2</text:p>
          </draw:text-box>
        </draw:frame>
        <draw:frame draw:style-name="gr2" draw:text-style-name="P3" draw:layer="layout" svg:width="1.031cm" svg:height="0.891cm" svg:x="2.797cm" svg:y="8.78cm">
          <draw:text-box>
            <text:p text:style-name="P2">-3</text:p>
          </draw:text-box>
        </draw:frame>
        <draw:g>
          <draw:frame draw:style-name="gr3" draw:text-style-name="P3" draw:layer="layout" svg:width="1.87cm" svg:height="1.433cm" svg:x="17.193cm" svg:y="5.411cm">
            <draw:text-box>
              <text:p text:style-name="P2"><text:span text:style-name="T1">E</text:span><text:span text:style-name="T1">C</text:span><text:span text:style-name="T1">A</text:span><text:span text:style-name="T1">L </text:span></text:p>
            </draw:text-box>
          </draw:frame>
          <draw:g>
            <draw:line draw:style-name="gr4" draw:text-style-name="P1" draw:layer="layout" svg:x1="15.811cm" svg:y1="7.163cm" svg:x2="17.762cm" svg:y2="7.163cm">
              <text:p/>
            </draw:line>
            <draw:line draw:style-name="gr4" draw:text-style-name="P1" draw:layer="layout" svg:x1="19.749cm" svg:y1="7.163cm" svg:x2="17.798cm" svg:y2="7.163cm">
              <text:p/>
            </draw:line>
            <draw:line draw:style-name="gr5" draw:text-style-name="P1" draw:layer="layout" svg:x1="17.762cm" svg:y1="7.163cm" svg:x2="17.027cm" svg:y2="6.468cm">
              <text:p/>
            </draw:line>
            <draw:line draw:style-name="gr5" draw:text-style-name="P1" draw:layer="layout" svg:x1="17.763cm" svg:y1="7.164cm" svg:x2="17.482cm" svg:y2="6.241cm">
              <text:p/>
            </draw:line>
            <draw:line draw:style-name="gr5" draw:text-style-name="P1" draw:layer="layout" svg:x1="17.764cm" svg:y1="7.165cm" svg:x2="18.003cm" svg:y2="6.134cm">
              <text:p/>
            </draw:line>
            <draw:line draw:style-name="gr5" draw:text-style-name="P1" draw:layer="layout" svg:x1="17.765cm" svg:y1="7.166cm" svg:x2="18.644cm" svg:y2="6.361cm">
              <text:p/>
            </draw:line>
            <draw:line draw:style-name="gr5" draw:text-style-name="P1" draw:layer="layout" svg:x1="17.766cm" svg:y1="7.167cm" svg:x2="18.457cm" svg:y2="6.121cm">
              <text:p/>
            </draw:line>
            <draw:line draw:style-name="gr5" draw:text-style-name="P1" draw:layer="layout" svg:x1="17.767cm" svg:y1="7.167cm" svg:x2="18.618cm" svg:y2="6.161cm">
              <text:p/>
            </draw:line>
            <draw:line draw:style-name="gr5" draw:text-style-name="P1" draw:layer="layout" svg:x1="17.763cm" svg:y1="7.164cm" svg:x2="18.31cm" svg:y2="7.804cm">
              <text:p/>
            </draw:line>
            <draw:line draw:style-name="gr5" draw:text-style-name="P1" draw:layer="layout" svg:x1="17.764cm" svg:y1="7.164cm" svg:x2="17.764cm" svg:y2="7.804cm">
              <text:p/>
            </draw:line>
            <draw:line draw:style-name="gr5" draw:text-style-name="P1" draw:layer="layout" svg:x1="17.764cm" svg:y1="7.164cm" svg:x2="18.11cm" svg:y2="7.911cm">
              <text:p/>
            </draw:line>
            <draw:line draw:style-name="gr5" draw:text-style-name="P1" draw:layer="layout" svg:x1="17.764cm" svg:y1="7.165cm" svg:x2="18.577cm" svg:y2="7.59cm">
              <text:p/>
            </draw:line>
          </draw:g>
          <draw:custom-shape draw:style-name="gr6" draw:text-style-name="P5" draw:layer="layout" svg:width="0.575cm" svg:height="0.588cm" svg:x="18.538cm" svg:y="5.666cm">
            <text:p/>
            <draw:enhanced-geometry svg:viewBox="0 0 21600 21600" draw:type="rectangle" draw:enhanced-path="M 0 0 L 21600 0 21600 21600 0 21600 0 0 Z N"/>
          </draw:custom-shape>
          <draw:custom-shape draw:style-name="gr7" draw:text-style-name="P6" draw:layer="layout" svg:width="0.521cm" svg:height="0.574cm" svg:x="18.471cm" svg:y="5.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3" draw:layer="layout" svg:width="1.87cm" svg:height="1.433cm" svg:x="17.086cm" svg:y="4.447cm">
            <draw:text-box>
              <text:p text:style-name="P2"><text:span text:style-name="T1">T</text:span><text:span text:style-name="T1">i</text:span><text:span text:style-name="T1">m</text:span><text:span text:style-name="T1">e</text:span></text:p>
            </draw:text-box>
          </draw:frame>
          <draw:g>
            <draw:path draw:style-name="gr8" draw:text-style-name="P7" draw:layer="layout" svg:width="1.948cm" svg:height="1.104cm" draw:transform="rotate (2.59547913064077) translate (18.1012549611249cm 5.12301593516143cm)" svg:viewBox="0 0 1949 1105" svg:d="M0 1105c390-121 799-347 1140-295 560 85 676 360 779 280 104-135-89-286-123-403-40-116-78-122-159-320-80-198 142-415 165-358">
              <text:p/>
            </draw:path>
            <draw:line draw:style-name="gr9" draw:text-style-name="P7" draw:layer="layout" svg:x1="16.269cm" svg:y1="4.476cm" svg:x2="19.343cm" svg:y2="4.476cm">
              <text:p/>
            </draw:line>
            <draw:line draw:style-name="gr9" draw:text-style-name="P7" draw:layer="layout" svg:x1="16.28cm" svg:y1="4.501cm" svg:x2="16.28cm" svg:y2="2.541cm">
              <text:p/>
            </draw:line>
            <draw:frame draw:style-name="gr10" draw:text-style-name="P3" draw:layer="layout" svg:width="1.87cm" svg:height="0.645cm" draw:transform="rotate (1.5707963267949) translate (15.672cm 4.299cm)">
              <draw:text-box>
                <text:p text:style-name="P2"><text:span text:style-name="T1">E</text:span><text:span text:style-name="T1">n</text:span><text:span text:style-name="T1">er</text:span><text:span text:style-name="T1">g</text:span><text:span text:style-name="T1">y</text:span></text:p>
              </draw:text-box>
            </draw:frame>
            <draw:connector draw:style-name="gr11" draw:text-style-name="P8" draw:layer="layout" svg:x1="19.335cm" svg:y1="3.479cm" svg:x2="19.335cm" svg:y2="3.479cm" svg:d="M19335 3479z" svg:viewBox="0 0 1 1">
              <text:p/>
            </draw:connector>
            <draw:g>
              <draw:line draw:style-name="gr12" draw:text-style-name="P7" draw:layer="layout" svg:x1="16.316cm" svg:y1="4.179cm" svg:x2="16.521cm" svg:y2="4.179cm">
                <text:p/>
              </draw:line>
              <draw:line draw:style-name="gr12" draw:text-style-name="P7" draw:layer="layout" svg:x1="16.517cm" svg:y1="4.179cm" svg:x2="16.722cm" svg:y2="4.179cm">
                <text:p/>
              </draw:line>
              <draw:line draw:style-name="gr12" draw:text-style-name="P7" draw:layer="layout" svg:x1="16.718cm" svg:y1="4.179cm" svg:x2="16.923cm" svg:y2="4.179cm">
                <text:p/>
              </draw:line>
              <draw:line draw:style-name="gr12" draw:text-style-name="P7" draw:layer="layout" svg:x1="16.919cm" svg:y1="3.279cm" svg:x2="17.124cm" svg:y2="3.279cm">
                <text:p/>
              </draw:line>
              <draw:line draw:style-name="gr12" draw:text-style-name="P7" draw:layer="layout" svg:x1="17.12cm" svg:y1="3.279cm" svg:x2="17.325cm" svg:y2="3.279cm">
                <text:p/>
              </draw:line>
              <draw:line draw:style-name="gr12" draw:text-style-name="P7" draw:layer="layout" svg:x1="17.321cm" svg:y1="3.579cm" svg:x2="17.526cm" svg:y2="3.579cm">
                <text:p/>
              </draw:line>
              <draw:line draw:style-name="gr12" draw:text-style-name="P7" draw:layer="layout" svg:x1="17.522cm" svg:y1="3.679cm" svg:x2="17.727cm" svg:y2="3.679cm">
                <text:p/>
              </draw:line>
              <draw:line draw:style-name="gr12" draw:text-style-name="P7" draw:layer="layout" svg:x1="17.723cm" svg:y1="3.879cm" svg:x2="17.928cm" svg:y2="3.879cm">
                <text:p/>
              </draw:line>
              <draw:line draw:style-name="gr12" draw:text-style-name="P7" draw:layer="layout" svg:x1="17.924cm" svg:y1="3.979cm" svg:x2="18.129cm" svg:y2="3.979cm">
                <text:p/>
              </draw:line>
              <draw:line draw:style-name="gr12" draw:text-style-name="P7" draw:layer="layout" svg:x1="18.125cm" svg:y1="4.079cm" svg:x2="18.33cm" svg:y2="4.079cm">
                <text:p/>
              </draw:line>
              <draw:line draw:style-name="gr12" draw:text-style-name="P7" draw:layer="layout" svg:x1="18.326cm" svg:y1="4.179cm" svg:x2="18.531cm" svg:y2="4.179cm">
                <text:p/>
              </draw:line>
              <draw:line draw:style-name="gr12" draw:text-style-name="P7" draw:layer="layout" svg:x1="18.527cm" svg:y1="4.179cm" svg:x2="18.732cm" svg:y2="4.179cm">
                <text:p/>
              </draw:line>
              <draw:line draw:style-name="gr12" draw:text-style-name="P7" draw:layer="layout" svg:x1="18.728cm" svg:y1="4.179cm" svg:x2="18.933cm" svg:y2="4.179cm">
                <text:p/>
              </draw:line>
              <draw:line draw:style-name="gr12" draw:text-style-name="P7" draw:layer="layout" svg:x1="18.929cm" svg:y1="4.179cm" svg:x2="19.134cm" svg:y2="4.179cm">
                <text:p/>
              </draw:line>
              <draw:line draw:style-name="gr12" draw:text-style-name="P7" draw:layer="layout" svg:x1="19.13cm" svg:y1="4.179cm" svg:x2="19.335cm" svg:y2="4.179cm">
                <text:p/>
              </draw:line>
              <draw:line draw:style-name="gr12" draw:text-style-name="P7" draw:layer="layout" svg:x1="16.923cm" svg:y1="4.179cm" svg:x2="16.919cm" svg:y2="3.279cm">
                <text:p/>
              </draw:line>
              <draw:line draw:style-name="gr12" draw:text-style-name="P7" draw:layer="layout" svg:x1="17.325cm" svg:y1="3.279cm" svg:x2="17.325cm" svg:y2="3.679cm">
                <text:p/>
              </draw:line>
              <draw:line draw:style-name="gr12" draw:text-style-name="P7" draw:layer="layout" svg:x1="17.521cm" svg:y1="3.579cm" svg:x2="17.521cm" svg:y2="3.679cm">
                <text:p/>
              </draw:line>
              <draw:line draw:style-name="gr12" draw:text-style-name="P7" draw:layer="layout" svg:x1="17.727cm" svg:y1="3.679cm" svg:x2="17.727cm" svg:y2="3.879cm">
                <text:p/>
              </draw:line>
              <draw:line draw:style-name="gr12" draw:text-style-name="P7" draw:layer="layout" svg:x1="17.928cm" svg:y1="3.879cm" svg:x2="17.927cm" svg:y2="3.979cm">
                <text:p/>
              </draw:line>
              <draw:line draw:style-name="gr13" draw:text-style-name="P7" draw:layer="layout" svg:x1="18.129cm" svg:y1="3.979cm" svg:x2="18.129cm" svg:y2="4.079cm">
                <text:p/>
              </draw:line>
              <draw:line draw:style-name="gr13" draw:text-style-name="P7" draw:layer="layout" svg:x1="18.329cm" svg:y1="4.079cm" svg:x2="18.329cm" svg:y2="4.179cm">
                <text:p/>
              </draw:line>
            </draw:g>
            <draw:line draw:style-name="gr14" draw:text-style-name="P7" draw:layer="layout" svg:x1="17.05cm" svg:y1="2.698cm" svg:x2="17.05cm" svg:y2="4.447cm">
              <text:p/>
            </draw:line>
          </draw:g>
          <draw:line draw:style-name="gr15" draw:text-style-name="P7" draw:layer="layout" svg:x1="18.709cm" svg:y1="5.636cm" svg:x2="18.539cm" svg:y2="4.616cm">
            <text:p/>
          </draw:line>
          <draw:custom-shape draw:style-name="gr16" draw:text-style-name="P4" draw:layer="layout" svg:width="4.098cm" svg:height="0.83cm" svg:x="15.74cm" svg:y="0.264cm">
            <text:p text:style-name="P8"><text:span text:style-name="T2">L1Accept</text:span></text:p>
            <draw:enhanced-geometry svg:viewBox="0 0 21600 21600" draw:type="rectangle" draw:enhanced-path="M 0 0 L 21600 0 21600 21600 0 21600 0 0 Z N"/>
          </draw:custom-shape>
        </draw:g>
        <draw:custom-shape draw:style-name="gr17" draw:text-style-name="P9" draw:layer="layout" svg:width="4.113cm" svg:height="9.57cm" svg:x="10.859cm" svg:y="0.264cm">
          <text:p text:style-name="P8"><text:span text:style-name="T2">Block</text:span></text:p>
          <draw:enhanced-geometry svg:viewBox="0 0 21600 21600" draw:type="rectangle" draw:enhanced-path="M 0 0 L 21600 0 21600 21600 0 21600 0 0 Z N"/>
        </draw:custom-shape>
        <draw:custom-shape draw:style-name="gr17" draw:text-style-name="P9" draw:layer="layout" svg:width="4.113cm" svg:height="9.57cm" svg:x="5.908cm" svg:y="0.264cm">
          <text:p text:style-name="P8"><text:span text:style-name="T2">Block</text:span></text:p>
          <draw:enhanced-geometry svg:viewBox="0 0 21600 21600" draw:type="rectangle" draw:enhanced-path="M 0 0 L 21600 0 21600 21600 0 21600 0 0 Z N"/>
        </draw:custom-shape>
        <draw:custom-shape draw:style-name="gr16" draw:text-style-name="P4" draw:layer="layout" svg:width="4.098cm" svg:height="0.83cm" svg:x="1.04cm" svg:y="0.264cm">
          <text:p text:style-name="P8"><text:span text:style-name="T2">L1Accept</text:span></text:p>
          <draw:enhanced-geometry svg:viewBox="0 0 21600 21600" draw:type="rectangle" draw:enhanced-path="M 0 0 L 21600 0 21600 21600 0 21600 0 0 Z N"/>
        </draw:custom-shape>
        <draw:g>
          <draw:line draw:style-name="gr4" draw:text-style-name="P1" draw:layer="layout" svg:x1="1.211cm" svg:y1="7.163cm" svg:x2="3.162cm" svg:y2="7.163cm">
            <text:p/>
          </draw:line>
          <draw:line draw:style-name="gr4" draw:text-style-name="P1" draw:layer="layout" svg:x1="5.149cm" svg:y1="7.163cm" svg:x2="3.198cm" svg:y2="7.163cm">
            <text:p/>
          </draw:line>
          <draw:line draw:style-name="gr5" draw:text-style-name="P1" draw:layer="layout" svg:x1="3.162cm" svg:y1="7.163cm" svg:x2="2.427cm" svg:y2="6.468cm">
            <text:p/>
          </draw:line>
          <draw:line draw:style-name="gr5" draw:text-style-name="P1" draw:layer="layout" svg:x1="3.163cm" svg:y1="7.164cm" svg:x2="2.882cm" svg:y2="6.241cm">
            <text:p/>
          </draw:line>
          <draw:line draw:style-name="gr5" draw:text-style-name="P1" draw:layer="layout" svg:x1="3.164cm" svg:y1="7.165cm" svg:x2="3.403cm" svg:y2="6.134cm">
            <text:p/>
          </draw:line>
          <draw:line draw:style-name="gr5" draw:text-style-name="P1" draw:layer="layout" svg:x1="3.165cm" svg:y1="7.166cm" svg:x2="4.044cm" svg:y2="6.361cm">
            <text:p/>
          </draw:line>
          <draw:line draw:style-name="gr5" draw:text-style-name="P1" draw:layer="layout" svg:x1="3.166cm" svg:y1="7.167cm" svg:x2="3.857cm" svg:y2="6.121cm">
            <text:p/>
          </draw:line>
          <draw:line draw:style-name="gr5" draw:text-style-name="P1" draw:layer="layout" svg:x1="3.167cm" svg:y1="7.167cm" svg:x2="4.018cm" svg:y2="6.161cm">
            <text:p/>
          </draw:line>
          <draw:line draw:style-name="gr5" draw:text-style-name="P1" draw:layer="layout" svg:x1="3.163cm" svg:y1="7.164cm" svg:x2="3.71cm" svg:y2="7.804cm">
            <text:p/>
          </draw:line>
          <draw:line draw:style-name="gr5" draw:text-style-name="P1" draw:layer="layout" svg:x1="3.164cm" svg:y1="7.164cm" svg:x2="3.164cm" svg:y2="7.804cm">
            <text:p/>
          </draw:line>
          <draw:line draw:style-name="gr5" draw:text-style-name="P1" draw:layer="layout" svg:x1="3.164cm" svg:y1="7.164cm" svg:x2="3.51cm" svg:y2="7.911cm">
            <text:p/>
          </draw:line>
          <draw:line draw:style-name="gr5" draw:text-style-name="P1" draw:layer="layout" svg:x1="3.164cm" svg:y1="7.165cm" svg:x2="3.977cm" svg:y2="7.59cm">
            <text:p/>
          </draw:line>
        </draw:g>
        <draw:line draw:style-name="gr15" draw:text-style-name="P7" draw:layer="layout" svg:x1="5.188cm" svg:y1="0.645cm" svg:x2="5.908cm" svg:y2="0.641cm">
          <text:p/>
        </draw:line>
        <draw:line draw:style-name="gr15" draw:text-style-name="P7" draw:layer="layout" svg:x1="10.11cm" svg:y1="0.646cm" svg:x2="10.83cm" svg:y2="0.642cm">
          <text:p/>
        </draw:line>
        <draw:line draw:style-name="gr15" draw:text-style-name="P7" draw:layer="layout" svg:x1="3.176cm" svg:y1="5.846cm" svg:x2="3.141cm" svg:y2="1.241cm">
          <text:p/>
        </draw:line>
        <draw:line draw:style-name="gr19" draw:text-style-name="P7" draw:layer="layout" svg:x1="16.99cm" svg:y1="2.615cm" svg:x2="12.832cm" svg:y2="0.993cm">
          <text:p/>
        </draw:line>
        <draw:path draw:style-name="gr20" draw:text-style-name="P7" draw:layer="layout" svg:width="4.294cm" svg:height="3.817cm" draw:transform="rotate (0.95731309471889) translate (15.8334382638978cm 4.71858152713178cm)" svg:viewBox="0 0 4295 3818" svg:d="M0 3692c2601 940 4295-3692 4295-3692">
          <text:p/>
        </draw:path>
        <presentation:notes draw:style-name="dp2">
          <draw:page-thumbnail draw:style-name="gr18"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adornments="Regular" style:font-pitch="variable"/>
    <style:font-face style:name="TeX Gyre Termes Math" svg:font-family="'TeX Gyre Termes Math'"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9cm" fo:margin-bottom="0cm" fo:text-indent="0cm"/>
      <style:text-properties fo:font-size="14.6999998092651pt" style:font-size-asian="28pt" style:font-size-complex="28pt"/>
    </style:style>
    <style:style style:name="Default-outline3" style:family="presentation" style:parent-style-name="Default-outline2">
      <style:paragraph-properties fo:margin-left="0cm" fo:margin-right="0cm" fo:margin-top="0.157cm" fo:margin-bottom="0cm" fo:text-indent="0cm"/>
      <style:text-properties fo:font-size="12.6000003814697pt" style:font-size-asian="24pt" style:font-size-complex="24pt"/>
    </style:style>
    <style:style style:name="Default-outline4" style:family="presentation" style:parent-style-name="Default-outline3">
      <style:paragraph-properties fo:margin-left="0cm" fo:margin-right="0cm" fo:margin-top="0.104cm" fo:margin-bottom="0cm" fo:text-indent="0cm"/>
      <style:text-properties fo:font-size="10.5pt" style:font-size-asian="20pt" style:font-size-complex="20pt"/>
    </style:style>
    <style:style style:name="Default-outline5" style:family="presentation" style:parent-style-name="Default-outline4">
      <style:paragraph-properties fo:margin-left="0cm" fo:margin-right="0cm" fo:margin-top="0.052cm" fo:margin-bottom="0cm" fo:text-indent="0cm"/>
      <style:text-properties fo:font-size="10.5pt" style:font-size-asian="20pt" style:font-size-complex="20pt"/>
    </style:style>
    <style:style style:name="Default-outline6" style:family="presentation" style:parent-style-name="Default-outline5">
      <style:paragraph-properties fo:margin-left="0cm" fo:margin-right="0cm" fo:margin-top="0.052cm" fo:margin-bottom="0cm" fo:text-indent="0cm"/>
      <style:text-properties fo:font-size="10.5pt" style:font-size-asian="20pt" style:font-size-complex="20pt"/>
    </style:style>
    <style:style style:name="Default-outline7" style:family="presentation" style:parent-style-name="Default-outline6">
      <style:paragraph-properties fo:margin-left="0cm" fo:margin-right="0cm" fo:margin-top="0.052cm" fo:margin-bottom="0cm" fo:text-indent="0cm"/>
      <style:text-properties fo:font-size="10.5pt" style:font-size-asian="20pt" style:font-size-complex="20pt"/>
    </style:style>
    <style:style style:name="Default-outline8" style:family="presentation" style:parent-style-name="Default-outline7">
      <style:paragraph-properties fo:margin-left="0cm" fo:margin-right="0cm" fo:margin-top="0.052cm" fo:margin-bottom="0cm" fo:text-indent="0cm"/>
      <style:text-properties fo:font-size="10.5pt" style:font-size-asian="20pt" style:font-size-complex="20pt"/>
    </style:style>
    <style:style style:name="Default-outline9" style:family="presentation" style:parent-style-name="Default-outline8">
      <style:paragraph-properties fo:margin-left="0cm" fo:margin-right="0cm" fo:margin-top="0.052cm" fo:margin-bottom="0cm" fo:text-indent="0cm"/>
      <style:text-properties fo:font-size="1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2cm" fo:page-height="1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9.799cm" svg:height="1.836cm" svg:x="1.1cm" svg:y="0.438cm" presentation:class="title" presentation:placeholder="true">
        <draw:text-box/>
      </draw:frame>
      <draw:frame presentation:style-name="Default-outline1" draw:layer="backgroundobjects" svg:width="19.799cm" svg:height="6.379cm" svg:x="1.1cm" svg:y="2.574cm" presentation:class="outline" presentation:placeholder="true">
        <draw:text-box/>
      </draw:frame>
      <draw:frame presentation:style-name="Mpr1" draw:text-style-name="MP2" draw:layer="backgroundobjects" svg:width="5.125cm" svg:height="0.758cm" svg:x="1.1cm" svg:y="10.021cm" presentation:class="date-time">
        <draw:text-box>
          <text:p text:style-name="MP1"><text:span text:style-name="MT1"><presentation:date-time/></text:span></text:p>
        </draw:text-box>
      </draw:frame>
      <draw:frame presentation:style-name="Mpr1" draw:text-style-name="MP6" draw:layer="backgroundobjects" svg:width="6.973cm" svg:height="0.758cm" svg:x="7.524cm" svg:y="10.021cm" presentation:class="footer">
        <draw:text-box>
          <text:p text:style-name="MP5"><text:span text:style-name="MT1"><presentation:footer/></text:span></text:p>
        </draw:text-box>
      </draw:frame>
      <draw:frame presentation:style-name="Mpr1" draw:text-style-name="MP4" draw:layer="backgroundobjects" svg:width="5.125cm" svg:height="0.758cm" svg:x="15.774cm" svg:y="10.02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11:30:04.447298145</meta:creation-date>
    <meta:editing-duration>PT2H43M38S</meta:editing-duration>
    <meta:editing-cycles>8</meta:editing-cycles>
    <meta:generator>LibreOffice/5.1.6.2$Linux_X86_64 LibreOffice_project/10m0$Build-2</meta:generator>
    <dc:date>2018-10-04T15:24:16.922709663</dc:date>
    <meta:document-statistic meta:object-count="226"/>
  </office:meta>
</office:document-meta>
</file>